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 style:data-style-name="N37"/>
    <style:style style:name="ce4" style:family="table-cell" style:parent-style-name="Excel_20_Built-in_20_Normal" style:data-style-name="N37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Taulukko1" table:style-name="ta1" table:print="false">
        <table:table-column table:style-name="co1" table:number-columns-repeated="11" table:default-cell-style-name="Default"/>
        <table:table-column table:style-name="co1" table:default-cell-style-name="Excel_20_Built-in_20_Normal"/>
        <table:table-column table:style-name="co1" table:number-columns-repeated="5" table:default-cell-style-name="Default"/>
        <table:table-row table:style-name="ro1"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office:value-type="string">
            <text:p>Pakolliset taulut</text:p>
          </table:table-cell>
          <table:table-cell table:style-name="ce1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>
            <text:p>Vapaaehtoiset taulut</text:p>
          </table:table-cell>
          <table:table-cell table:style-name="ce2"/>
          <table:table-cell table:number-columns-repeated="9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TULOKSET</text:p>
          </table:table-cell>
          <table:table-cell table:number-columns-repeated="2"/>
          <table:table-cell table:style-name="ce1"/>
          <table:table-cell table:style-name="ce1" office:value-type="string">
            <text:p>OSALLISTUJAT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>
            <text:p>VEIKKAUKSET</text:p>
          </table:table-cell>
          <table:table-cell table:style-name="ce1"/>
          <table:table-cell table:number-columns-repeated="2"/>
          <table:table-cell table:style-name="ce5"/>
          <table:table-cell table:style-name="ce5" office:value-type="string">
            <text:p>OTTELUTIEDOT</text:p>
          </table:table-cell>
          <table:table-cell table:style-name="ce5"/>
        </table:table-row>
        <table:table-row table:style-name="ro1">
          <table:table-cell office:value-type="string">
            <text:p>OttelupariID</text:p>
          </table:table-cell>
          <table:table-cell office:value-type="string">
            <text:p>Ottelupari</text:p>
          </table:table-cell>
          <table:table-cell office:value-type="string">
            <text:p>Tulos</text:p>
          </table:table-cell>
          <table:table-cell/>
          <table:table-cell office:value-type="string">
            <text:p>OsallistujaID</text:p>
          </table:table-cell>
          <table:table-cell office:value-type="string">
            <text:p>Osallistuja</text:p>
          </table:table-cell>
          <table:table-cell office:value-type="string">
            <text:p>Pisteet</text:p>
          </table:table-cell>
          <table:table-cell table:number-columns-repeated="2"/>
          <table:table-cell office:value-type="string">
            <text:p>OsallistujaID</text:p>
          </table:table-cell>
          <table:table-cell office:value-type="string">
            <text:p>OttelupariID</text:p>
          </table:table-cell>
          <table:table-cell table:style-name="Default" office:value-type="string">
            <text:p>tulos</text:p>
          </table:table-cell>
          <table:table-cell table:number-columns-repeated="2"/>
          <table:table-cell office:value-type="string">
            <text:p>OttelupariID</text:p>
          </table:table-cell>
          <table:table-cell office:value-type="string">
            <text:p>Klo</text:p>
          </table:table-cell>
          <table:table-cell office:value-type="string">
            <text:p>Pvm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Rus-sau</text:p>
          </table:table-cell>
          <table:table-cell table:style-name="ce3" office:value-type="string">
            <text:p>”3-1”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ni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style-name="ce4" office:value-type="string">
            <text:p>2 – 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14.00</text:p>
          </table:table-cell>
          <table:table-cell table:style-name="ce3" office:value-type="date" office:date-value="2020-06-16">
            <text:p>16.06.20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Egt-uru</text:p>
          </table:table-cell>
          <table:table-cell office:value-type="string">
            <text:p>”1-1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tti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table:style-name="ce4" office:value-type="string">
            <text:p>1 – 2</text:p>
          </table:table-cell>
          <table:table-cell table:number-columns-repeated="2"/>
          <table:table-cell office:value-type="float" office:value="1001">
            <text:p>1001</text:p>
          </table:table-cell>
          <table:table-cell office:value-type="string">
            <text:p>17.00</text:p>
          </table:table-cell>
          <table:table-cell table:style-name="ce3" office:value-type="date" office:date-value="2020-06-16">
            <text:p>16.06.20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Mor-ira</text:p>
          </table:table-cell>
          <table:table-cell office:value-type="string">
            <text:p>”0-1”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ussi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2">
            <text:p>1002</text:p>
          </table:table-cell>
          <table:table-cell office:value-type="string">
            <text:p>1 – 1</text:p>
          </table:table-cell>
          <table:table-cell table:number-columns-repeated="2"/>
          <table:table-cell office:value-type="float" office:value="1002">
            <text:p>1002</text:p>
          </table:table-cell>
          <table:table-cell office:value-type="string">
            <text:p>20.00</text:p>
          </table:table-cell>
          <table:table-cell table:style-name="ce3" office:value-type="date" office:date-value="2020-06-16">
            <text:p>16.06.20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Por-spa</text:p>
          </table:table-cell>
          <table:table-cell office:value-type="string">
            <text:p>”3-0”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3">
            <text:p>1003</text:p>
          </table:table-cell>
          <table:table-cell table:style-name="ce4" office:value-type="string">
            <text:p>1 – 2</text:p>
          </table:table-cell>
          <table:table-cell table:number-columns-repeated="2"/>
          <table:table-cell office:value-type="float" office:value="1003">
            <text:p>1003</text:p>
          </table:table-cell>
          <table:table-cell office:value-type="string">
            <text:p>14.00</text:p>
          </table:table-cell>
          <table:table-cell table:style-name="ce3" office:value-type="date" office:date-value="2020-06-17">
            <text:p>17.06.20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Fra-aus</text:p>
          </table:table-cell>
          <table:table-cell office:value-type="string">
            <text:p>”1-3”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4">
            <text:p>1004</text:p>
          </table:table-cell>
          <table:table-cell office:value-type="string">
            <text:p>1 – 1</text:p>
          </table:table-cell>
          <table:table-cell table:number-columns-repeated="2"/>
          <table:table-cell office:value-type="float" office:value="1004">
            <text:p>1004</text:p>
          </table:table-cell>
          <table:table-cell office:value-type="string">
            <text:p>17.00</text:p>
          </table:table-cell>
          <table:table-cell table:style-name="ce3" office:value-type="date" office:date-value="2020-06-17">
            <text:p>17.06.20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Arg-ice</text:p>
          </table:table-cell>
          <table:table-cell office:value-type="string">
            <text:p>”0-0”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5">
            <text:p>1005</text:p>
          </table:table-cell>
          <table:table-cell table:style-name="ce4" office:value-type="string">
            <text:p>3 – 1</text:p>
          </table:table-cell>
          <table:table-cell table:number-columns-repeated="2"/>
          <table:table-cell office:value-type="float" office:value="1005">
            <text:p>1005</text:p>
          </table:table-cell>
          <table:table-cell office:value-type="string">
            <text:p>20.00</text:p>
          </table:table-cell>
          <table:table-cell table:style-name="ce3" office:value-type="date" office:date-value="2020-06-17">
            <text:p>17.06.20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Per-den</text:p>
          </table:table-cell>
          <table:table-cell office:value-type="string">
            <text:p>NULL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6">
            <text:p>1006</text:p>
          </table:table-cell>
          <table:table-cell office:value-type="string">
            <text:p>1 – 2</text:p>
          </table:table-cell>
          <table:table-cell table:number-columns-repeated="2"/>
          <table:table-cell office:value-type="float" office:value="1006">
            <text:p>1006</text:p>
          </table:table-cell>
          <table:table-cell office:value-type="string">
            <text:p>14.00</text:p>
          </table:table-cell>
          <table:table-cell table:style-name="ce3" office:value-type="date" office:date-value="2020-06-18">
            <text:p>18.06.20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string">
            <text:p>Cro-nig</text:p>
          </table:table-cell>
          <table:table-cell office:value-type="string">
            <text:p>NULL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string">
            <text:p>1 – 0</text:p>
          </table:table-cell>
          <table:table-cell table:number-columns-repeated="2"/>
          <table:table-cell office:value-type="float" office:value="1007">
            <text:p>1007</text:p>
          </table:table-cell>
          <table:table-cell office:value-type="string">
            <text:p>17.00</text:p>
          </table:table-cell>
          <table:table-cell table:style-name="ce3" office:value-type="date" office:date-value="2020-06-18">
            <text:p>18.06.20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Cos-ser</text:p>
          </table:table-cell>
          <table:table-cell office:value-type="string">
            <text:p>NULL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8">
            <text:p>1008</text:p>
          </table:table-cell>
          <table:table-cell office:value-type="string">
            <text:p>0 – 0</text:p>
          </table:table-cell>
          <table:table-cell table:number-columns-repeated="2"/>
          <table:table-cell office:value-type="float" office:value="1008">
            <text:p>1008</text:p>
          </table:table-cell>
          <table:table-cell office:value-type="string">
            <text:p>20.00</text:p>
          </table:table-cell>
          <table:table-cell table:style-name="ce3" office:value-type="date" office:date-value="2020-06-18">
            <text:p>18.06.20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office:value-type="string">
            <text:p>Ger-mex</text:p>
          </table:table-cell>
          <table:table-cell office:value-type="string">
            <text:p>NULL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string">
            <text:p>1 – 1</text:p>
          </table:table-cell>
          <table:table-cell table:number-columns-repeated="2"/>
          <table:table-cell office:value-type="float" office:value="1009">
            <text:p>1009</text:p>
          </table:table-cell>
          <table:table-cell office:value-type="string">
            <text:p>14.00</text:p>
          </table:table-cell>
          <table:table-cell table:style-name="ce3" office:value-type="date" office:date-value="2020-06-19">
            <text:p>19.06.20</text:p>
          </table:table-cell>
        </table:table-row>
        <table:table-row table:style-name="ro2">
          <table:table-cell table:number-columns-repeated="3"/>
          <table:table-cell table:style-name="ce3"/>
          <table:table-cell table:number-columns-repeated="5"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string">
            <text:p>2-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 office:value-type="string">
            <text:p>1-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string">
            <text:p>1-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 office:value-type="string">
            <text:p>2-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 office:value-type="string">
            <text:p>2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string">
            <text:p>3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 office:value-type="string">
            <text:p>1-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string">
            <text:p>2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 office:value-type="string">
            <text:p>1-3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 office:value-type="string">
            <text:p>3-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style-name="ce4" office:value-type="string">
            <text:p>2 – 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1">
            <text:p>1001</text:p>
          </table:table-cell>
          <table:table-cell table:style-name="ce4" office:value-type="string">
            <text:p>1 – 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string">
            <text:p>1 – 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3">
            <text:p>1003</text:p>
          </table:table-cell>
          <table:table-cell table:style-name="ce4" office:value-type="string">
            <text:p>1 – 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4">
            <text:p>1004</text:p>
          </table:table-cell>
          <table:table-cell office:value-type="string">
            <text:p>1 – 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5">
            <text:p>1005</text:p>
          </table:table-cell>
          <table:table-cell table:style-name="ce4" office:value-type="string">
            <text:p>3 – 1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6">
            <text:p>1006</text:p>
          </table:table-cell>
          <table:table-cell office:value-type="string">
            <text:p>1 – 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7">
            <text:p>1007</text:p>
          </table:table-cell>
          <table:table-cell office:value-type="string">
            <text:p>1 – 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8">
            <text:p>1008</text:p>
          </table:table-cell>
          <table:table-cell office:value-type="string">
            <text:p>0 – 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office:value-type="float" office:value="1009">
            <text:p>1009</text:p>
          </table:table-cell>
          <table:table-cell office:value-type="string">
            <text:p>1 – 1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6106P0" style:volatile="true" number:language="fi" number:country="FI">
      <number:number number:decimal-places="0" number:min-integer-digits="1" number:grouping="true"/>
      <number:text> €</number:text>
    </number:number-style>
    <number:number-style style:name="N16106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16106P0"/>
    </number:number-style>
    <number:number-style style:name="N16107P0" style:volatile="true" number:language="fi" number:country="FI">
      <number:number number:decimal-places="0" number:min-integer-digits="1" number:grouping="true"/>
      <number:text> €</number:text>
    </number:number-style>
    <number:number-style style:name="N1610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07P0"/>
    </number:number-style>
    <number:number-style style:name="N16108P0" style:volatile="true" number:language="fi" number:country="FI">
      <number:number number:decimal-places="2" number:min-integer-digits="1" number:grouping="true"/>
      <number:text> €</number:text>
    </number:number-style>
    <number:number-style style:name="N16108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16108P0"/>
    </number:number-style>
    <number:number-style style:name="N16109P0" style:volatile="true" number:language="fi" number:country="FI">
      <number:number number:decimal-places="2" number:min-integer-digits="1" number:grouping="true"/>
      <number:text> €</number:text>
    </number:number-style>
    <number:number-style style:name="N16109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09P0"/>
    </number:number-style>
    <number:percentage-style style:name="N16110" number:language="fi" number:country="FI">
      <number:number number:decimal-places="0" number:min-integer-digits="1"/>
      <number:text> %</number:text>
    </number:percentage-style>
    <number:percentage-style style:name="N16111" number:language="fi" number:country="FI">
      <number:number number:decimal-places="2" number:min-integer-digits="1"/>
      <number:text> %</number:text>
    </number:percentage-style>
    <number:date-style style:name="N16112" number:language="fi" number:country="FI">
      <number:day/>
      <number:text>.</number:text>
      <number:month number:textual="true"/>
      <number:text>.</number:text>
      <number:year/>
    </number:date-style>
    <number:date-style style:name="N16113" number:language="fi" number:country="FI">
      <number:day/>
      <number:text>.</number:text>
      <number:month number:textual="true"/>
    </number:date-style>
    <number:date-style style:name="N16114" number:language="fi" number:country="FI">
      <number:month number:textual="true"/>
      <number:text>.</number:text>
      <number:year/>
    </number:date-style>
    <number:time-style style:name="N16115" number:language="fi" number:country="FI">
      <number:hours/>
      <number:text>:</number:text>
      <number:minutes number:style="long"/>
      <number:text> </number:text>
      <number:am-pm/>
    </number:time-style>
    <number:time-style style:name="N16116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7" number:language="fi" number:country="FI">
      <number:hours/>
      <number:text>:</number:text>
      <number:minutes number:style="long"/>
    </number:time-style>
    <number:time-style style:name="N16118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16119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6120P0" style:volatile="true" number:language="fi" number:country="FI">
      <number:number number:decimal-places="0" number:min-integer-digits="1" number:grouping="true"/>
      <number:text>   </number:text>
    </number:number-style>
    <number:number-style style:name="N16120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16120P0"/>
    </number:number-style>
    <number:number-style style:name="N16121P0" style:volatile="true" number:language="fi" number:country="FI">
      <number:number number:decimal-places="0" number:min-integer-digits="1" number:grouping="true"/>
      <number:text>   </number:text>
    </number:number-style>
    <number:number-style style:name="N16121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21P0"/>
    </number:number-style>
    <number:number-style style:name="N16122P0" style:volatile="true" number:language="fi" number:country="FI">
      <number:number number:decimal-places="2" number:min-integer-digits="1" number:grouping="true"/>
      <number:text>   </number:text>
    </number:number-style>
    <number:number-style style:name="N16122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16122P0"/>
    </number:number-style>
    <number:number-style style:name="N16123P0" style:volatile="true" number:language="fi" number:country="FI">
      <number:number number:decimal-places="2" number:min-integer-digits="1" number:grouping="true"/>
      <number:text>   </number:text>
    </number:number-style>
    <number:number-style style:name="N16123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23P0"/>
    </number:number-style>
    <number:number-style style:name="N16124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16124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16124P2" style:volatile="true" number:language="fi" number:country="FI">
      <number:text> -    </number:text>
    </number:number-style>
    <number:text-style style:name="N16124" number:language="fi" number:country="FI">
      <number:text> </number:text>
      <number:text-content/>
      <number:text> </number:text>
      <style:map style:condition="value()&gt;0" style:apply-style-name="N16124P0"/>
      <style:map style:condition="value()&lt;0" style:apply-style-name="N16124P1"/>
      <style:map style:condition="value()=0" style:apply-style-name="N16124P2"/>
    </number:text-style>
    <number:number-style style:name="N1612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1612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16125P2" style:volatile="true" number:language="fi" number:country="FI">
      <number:text> - € </number:text>
    </number:number-style>
    <number:text-style style:name="N16125" number:language="fi" number:country="FI">
      <number:text> </number:text>
      <number:text-content/>
      <number:text> </number:text>
      <style:map style:condition="value()&gt;0" style:apply-style-name="N16125P0"/>
      <style:map style:condition="value()&lt;0" style:apply-style-name="N16125P1"/>
      <style:map style:condition="value()=0" style:apply-style-name="N16125P2"/>
    </number:text-style>
    <number:number-style style:name="N16126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16126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16126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16126" number:language="fi" number:country="FI">
      <number:text> </number:text>
      <number:text-content/>
      <number:text> </number:text>
      <style:map style:condition="value()&gt;0" style:apply-style-name="N16126P0"/>
      <style:map style:condition="value()&lt;0" style:apply-style-name="N16126P1"/>
      <style:map style:condition="value()=0" style:apply-style-name="N16126P2"/>
    </number:text-style>
    <number:number-style style:name="N16127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16127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16127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16127" number:language="fi" number:country="FI">
      <number:text> </number:text>
      <number:text-content/>
      <number:text> </number:text>
      <style:map style:condition="value()&gt;0" style:apply-style-name="N16127P0"/>
      <style:map style:condition="value()&lt;0" style:apply-style-name="N16127P1"/>
      <style:map style:condition="value()=0" style:apply-style-name="N16127P2"/>
    </number:text-style>
    <number:time-style style:name="N16128" number:language="fi" number:country="FI">
      <number:minutes number:style="long"/>
      <number:text>:</number:text>
      <number:seconds number:style="long"/>
    </number:time-style>
    <number:time-style style:name="N16129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30" number:language="fi" number:country="FI">
      <number:minutes number:style="long"/>
      <number:text>:</number:text>
      <number:seconds number:style="long" number:decimal-places="1"/>
    </number:time-style>
    <number:number-style style:name="N16131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08.08.2020</text:date>, <text:time>20:48:1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i Seppälä</meta:initial-creator>
    <meta:creation-date>2020-08-08T08:53:59.11</meta:creation-date>
    <dc:date>2020-08-08T20:48:12.70</dc:date>
    <dc:creator>Jani Seppälä</dc:creator>
    <meta:editing-duration>PT11H23M41S</meta:editing-duration>
    <meta:editing-cycles>3</meta:editing-cycles>
    <meta:generator>OpenOffice/4.1.7$Win32 OpenOffice.org_project/417m1$Build-9800</meta:generator>
    <meta:document-statistic meta:table-count="3" meta:cell-count="177" meta:object-count="0"/>
  </office:meta>
</office:document-meta>
</file>